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570000031143DB6B879150E25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laquette-vierge-clair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plaquette-vierge-clair" xlink:href="Pictures/10000000000004570000031143DB6B879150E25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4T12:49:59.336713453</meta:creation-date>
    <dc:date>2021-03-10T17:22:41.407371564</dc:date>
    <meta:editing-duration>PT3H54M31S</meta:editing-duration>
    <meta:editing-cycles>5</meta:editing-cycles>
    <meta:generator>LibreOffice/6.1.5.2$Linux_X86_64 LibreOffice_project/10$Build-2</meta:generator>
    <meta:document-statistic meta:object-count="23"/>
  </office:meta>
</office:document-meta>
</file>